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Hitchhiker's Guide to Online Anonymity</text:p>
      <text:p text:style-name="Text_20_body">Hello, I am Alex. My pronouns are they/them. After unfortunate recent events, I have picked up maintenance of this guide in order to continue the project AnonyPla started. It’s unclear as of right now whether AnonyPla will be back, so I’m trying to continue her project while staying as true to her intentions as I can.</text:p>
      <text:p text:style-name="Text_20_body">I cannot guarantee I’ll do everything right, or how she would have done it, but I’m trying my best.</text:p>
      <text:h text:style-name="Heading_20_2" text:outline-level="2"><text:bookmark-start text:name="her-original-about-page-can-be-found-here"/>Her original about page can be found here:<text:bookmark-end text:name="her-original-about-page-can-be-found-here"/></text:h>
      <text:p text:style-name="First_20_paragraph">Hello,</text:p>
      <text:p text:style-name="Text_20_body">I’m just a simple anonymity and privacy activist. Pota…Sorry…This project is my passion.</text:p>
      <text:p text:style-name="Text_20_body">I strongly believe privacy should be a universal right and that anonymity should never become illegal. I don’t want our lives to turn into Gattaca, Minority Report, Black Mirror, or 1984 (Too late for that one, I’m afraid). I do not want our laws and rights to become terms of services.</text:p>
      <text:p text:style-name="Text_20_body">My goal is to bring accessible knowledge on these topics to the many and hopefully reach the few good people who really need it. In this specific case, I think the needs of the few outweigh the needs of the many.</text:p>
      <text:p text:style-name="Text_20_body">Some facts about me: - This might surprise you but I’m a woman. We exist in tech. - I am not rich. - I enjoy good memes, movies, series, and books (and I’m sure some of you will spot some of the many references to those in my project). - I am probably not where you think I might be. - I am probably not who you think I might be? - I cannot confirm nor deny anything I wrote here is true.</text:p>
      <text:p text:style-name="Text_20_body">Please share this project if you enjoy it and think it might be useful to others.</text:p>
      <text:p text:style-name="Text_20_body">Follow or contact me on: - Twitter: <text:a xlink:type="simple" xlink:href="https://twitter.com/AnonyPla" office:name=""><text:span text:style-name="Definition">https://twitter.com/AnonyPla</text:span></text:a> - Mastodon: <text:a xlink:type="simple" xlink:href="https://mastodon.social/@anonypla" office:name=""><text:span text:style-name="Definition">https://mastodon.social/@anonypla</text:span></text:a> - Element/Matrix.org: <text:span text:style-name="Source_Text">@anonypla:tchncs.de</text:span> <text:span text:style-name="T1">(</text:span><text:span text:style-name="T1">@anonypla:matrix.org</text:span><text:span text:style-name="T1"> and </text:span><text:span text:style-name="T1">@anonypla:envs.net</text:span><text:span text:style-name="T1"> are currently out of order)</text:span> - Reddit: <text:a xlink:type="simple" xlink:href="https://old.reddit.com/message/compose/?to=AnonyPla" office:name=""><text:span text:style-name="Definition">https://old.reddit.com/message/compose/?to=AnonyPla</text:span></text:a> - E-Mail: <text:a xlink:type="simple" xlink:href="mailto:contact@anonymousplanet.org" office:name=""><text:span text:style-name="Definition">contact@anonymousplanet.org</text:span></text:a></text:p>
      <text:p text:style-name="Text_20_body">Discussion Channels: - Matrix room: <text:span text:style-name="Source_Text">#anonymity:matrix.org</text:span> <text:a xlink:type="simple" xlink:href="https://matrix.to/#/#anonymity:matrix.org" office:name=""><text:span text:style-name="Definition">https://matrix.to/#/#anonymity:matrix.org</text:span></text:a> - Matrix space: <text:span text:style-name="Source_Text">#privacy-security-anonymity:matrix.org</text:span> <text:a xlink:type="simple" xlink:href="https://matrix.to/#/#privacy-security-anonymity:matrix.org" office:name=""><text:span text:style-name="Definition">https://matrix.to/#/#privacy-security-anonymity:matrix.org</text:span></text:a> - Discord (bridged with Matrix): <text:a xlink:type="simple" xlink:href="https://discord.gg/V8dmd9y7mt" office:name=""><text:span text:style-name="Definition">https://discord.gg/V8dmd9y7mt</text:span></text:a> - Github Discussions: <text:a xlink:type="simple" xlink:href="https://github.com/AnonymousPlanet/thgtoa/discussions" office:name=""><text:span text:style-name="Definition">https://github.com/AnonymousPlanet/thgtoa/discussion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4-01T10:04:55Z</meta:creation-date>
    <dc:date>2022-04-01T10:04:55Z</dc:date>
  </office:meta>
</office:document-meta>
</file>